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>
      <loext:graphic-properties draw:fill-color="#21242b"/>
    </style:style>
    <style:style style:name="P2" style:family="paragraph">
      <loext:graphic-properties draw:fill-color="#31363b"/>
    </style:style>
    <style:style style:name="P3" style:family="paragraph">
      <loext:graphic-properties draw:fill-color="#000000"/>
    </style:style>
    <style:style style:name="P4" style:family="paragraph">
      <loext:graphic-properties draw:fill-color="#232627"/>
    </style:style>
    <style:style style:name="P5" style:family="paragraph">
      <loext:graphic-properties draw:fill-color="#505050"/>
    </style:style>
    <style:style style:name="P6" style:family="paragraph">
      <loext:graphic-properties draw:fill-color="#767676"/>
    </style:style>
    <style:style style:name="P7" style:family="paragraph">
      <loext:graphic-properties draw:fill-color="#cc2263"/>
    </style:style>
    <style:style style:name="P8" style:family="paragraph">
      <loext:graphic-properties draw:fill-color="#871742"/>
    </style:style>
    <style:style style:name="P9" style:family="paragraph">
      <loext:graphic-properties draw:fill-color="#e2266e"/>
    </style:style>
    <style:style style:name="P10" style:family="paragraph">
      <loext:graphic-properties draw:fill-color="#40da76"/>
    </style:style>
    <style:style style:name="P11" style:family="paragraph">
      <loext:graphic-properties draw:fill-color="#2a904e"/>
    </style:style>
    <style:style style:name="P12" style:family="paragraph">
      <loext:graphic-properties draw:fill-color="#4bff8a"/>
    </style:style>
    <style:style style:name="P13" style:family="paragraph">
      <loext:graphic-properties draw:fill-color="#da7340"/>
    </style:style>
    <style:style style:name="P14" style:family="paragraph">
      <loext:graphic-properties draw:fill-color="#b45d35"/>
    </style:style>
    <style:style style:name="P15" style:family="paragraph">
      <loext:graphic-properties draw:fill-color="#dac040"/>
    </style:style>
    <style:style style:name="P16" style:family="paragraph">
      <loext:graphic-properties draw:fill-color="#2080bb"/>
    </style:style>
    <style:style style:name="P17" style:family="paragraph">
      <loext:graphic-properties draw:fill-color="#005c9d"/>
    </style:style>
    <style:style style:name="P18" style:family="paragraph">
      <loext:graphic-properties draw:fill-color="#40a5da"/>
    </style:style>
    <style:style style:name="P19" style:family="paragraph">
      <loext:graphic-properties draw:fill-color="#a740da"/>
    </style:style>
    <style:style style:name="P20" style:family="paragraph">
      <loext:graphic-properties draw:fill-color="#702b93"/>
    </style:style>
    <style:style style:name="P21" style:family="paragraph">
      <loext:graphic-properties draw:fill-color="#c14afd"/>
    </style:style>
    <style:style style:name="P22" style:family="paragraph">
      <loext:graphic-properties draw:fill-color="#61c583"/>
    </style:style>
    <style:style style:name="P23" style:family="paragraph">
      <loext:graphic-properties draw:fill-color="#38714b"/>
    </style:style>
    <style:style style:name="P24" style:family="paragraph">
      <loext:graphic-properties draw:fill-color="#72e69a"/>
    </style:style>
    <style:style style:name="P25" style:family="paragraph">
      <loext:graphic-properties draw:fill-color="#afb3bd"/>
    </style:style>
    <style:style style:name="P26" style:family="paragraph">
      <loext:graphic-properties draw:fill-color="#606167"/>
    </style:style>
    <style:style style:name="P27" style:family="paragraph">
      <loext:graphic-properties draw:fill-color="#ecf2ff"/>
    </style:style>
    <style:style style:name="P28" style:family="paragraph">
      <loext:graphic-properties draw:fill-color="#ffffff"/>
    </style:style>
    <style:style style:name="P29" style:family="paragraph">
      <loext:graphic-properties draw:fill-color="#d8d8d8"/>
    </style:style>
    <style:style style:name="P30" style:family="paragraph" style:parent-style-name="Preformatted_20_Text">
      <style:text-properties officeooo:paragraph-rsid="001ebf2c"/>
    </style:style>
    <style:style style:name="gr1" style:family="graphic">
      <style:graphic-properties draw:fill-color="#21242b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31363b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000000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232627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505050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767676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cc2263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871742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e2266e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40da76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2a904e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4bff8a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da7340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b45d35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-color="#dac040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fill-color="#2080bb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fill-color="#005c9d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fill-color="#40a5da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fill-color="#a740da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fill-color="#702b93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fill-color="#c14afd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fill-color="#61c583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fill-color="#38714b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fill-color="#72e69a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fill-color="#afb3bd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fill-color="#606167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fill-color="#ecf2ff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fill-color="#ffffff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fill-color="#d8d8d8" draw:textarea-horizontal-align="justify" draw:textarea-vertical-align="middle" draw:auto-grow-height="false" fo:min-height="0.4193in" fo:min-width="0.687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This is our set of colors in RGB and Hex</text:p>
      <text:p text:style-name="Preformatted_20_Text">#</text:p>
      <text:p text:style-name="Preformatted_20_Text">#</text:p>
      <text:p text:style-name="Preformatted_20_Text"><draw:custom-shape text:anchor-type="paragraph" draw:z-index="0" draw:name="Shape 1" draw:style-name="gr1" draw:text-style-name="P1" svg:width="0.6878in" svg:height="0.4197in" svg:x="1.3008in" svg:y="0.0319in"><text:p/><draw:enhanced-geometry svg:viewBox="0 0 21600 21600" draw:type="rectangle" draw:enhanced-path="M 0 0 L 21600 0 21600 21600 0 21600 0 0 Z N"/></draw:custom-shape>[Background]</text:p>
      <text:p text:style-name="Preformatted_20_Text">Color=33,36,43</text:p>
      <text:p text:style-name="Preformatted_20_Text">#21242b</text:p>
      <text:p text:style-name="Preformatted_20_Text"/>
      <text:p text:style-name="Preformatted_20_Text"><draw:custom-shape text:anchor-type="paragraph" draw:z-index="1" draw:name="Shape 2" draw:style-name="gr2" draw:text-style-name="P2" svg:width="0.6878in" svg:height="0.4197in" svg:x="1.6134in" svg:y="0.0126in"><text:p/><draw:enhanced-geometry svg:viewBox="0 0 21600 21600" draw:type="rectangle" draw:enhanced-path="M 0 0 L 21600 0 21600 21600 0 21600 0 0 Z N"/></draw:custom-shape>[BackgroundFaint]</text:p>
      <text:p text:style-name="Preformatted_20_Text">Color=49,54,59</text:p>
      <text:p text:style-name="Preformatted_20_Text">#31363b</text:p>
      <text:p text:style-name="Preformatted_20_Text"/>
      <text:p text:style-name="Preformatted_20_Text"><draw:custom-shape text:anchor-type="paragraph" draw:z-index="2" draw:name="Shape 3" draw:style-name="gr3" draw:text-style-name="P3" svg:width="0.6878in" svg:height="0.4197in" svg:x="1.7591in" svg:y="0.0252in"><text:p/><draw:enhanced-geometry svg:viewBox="0 0 21600 21600" draw:type="rectangle" draw:enhanced-path="M 0 0 L 21600 0 21600 21600 0 21600 0 0 Z N"/></draw:custom-shape>[BackgroundIntense]</text:p>
      <text:p text:style-name="Preformatted_20_Text">Color=0,0,0</text:p>
      <text:p text:style-name="Preformatted_20_Text">#000000</text:p>
      <text:p text:style-name="Preformatted_20_Text"/>
      <text:p text:style-name="Preformatted_20_Text"><draw:custom-shape text:anchor-type="paragraph" draw:z-index="3" draw:name="Shape 4" draw:style-name="gr4" draw:text-style-name="P4" svg:width="0.6878in" svg:height="0.4197in" svg:x="1.4571in" svg:y="0.0228in"><text:p/><draw:enhanced-geometry svg:viewBox="0 0 21600 21600" draw:type="rectangle" draw:enhanced-path="M 0 0 L 21600 0 21600 21600 0 21600 0 0 Z N"/></draw:custom-shape>[Color0]</text:p>
      <text:p text:style-name="Preformatted_20_Text">Color=35,38,39</text:p>
      <text:p text:style-name="Preformatted_20_Text">#232627</text:p>
      <text:p text:style-name="Preformatted_20_Text"><draw:custom-shape text:anchor-type="paragraph" draw:z-index="4" draw:name="Shape 5" draw:style-name="gr5" draw:text-style-name="P5" svg:width="0.6878in" svg:height="0.4197in" svg:x="1.3945in" svg:y="0.1402in"><text:p/><draw:enhanced-geometry svg:viewBox="0 0 21600 21600" draw:type="rectangle" draw:enhanced-path="M 0 0 L 21600 0 21600 21600 0 21600 0 0 Z N"/></draw:custom-shape></text:p>
      <text:p text:style-name="Preformatted_20_Text">[Color0Faint]</text:p>
      <text:p text:style-name="Preformatted_20_Text">Color=80,80,80</text:p>
      <text:p text:style-name="Preformatted_20_Text">#505050</text:p>
      <text:p text:style-name="Preformatted_20_Text"><draw:custom-shape text:anchor-type="paragraph" draw:z-index="5" draw:name="Shape 6" draw:style-name="gr6" draw:text-style-name="P6" svg:width="0.6878in" svg:height="0.4197in" svg:x="1.5508in" svg:y="0.1508in"><text:p/><draw:enhanced-geometry svg:viewBox="0 0 21600 21600" draw:type="rectangle" draw:enhanced-path="M 0 0 L 21600 0 21600 21600 0 21600 0 0 Z N"/></draw:custom-shape></text:p>
      <text:p text:style-name="Preformatted_20_Text">[Color0Intense]</text:p>
      <text:p text:style-name="Preformatted_20_Text">Color=118,118,118</text:p>
      <text:p text:style-name="Preformatted_20_Text">#767676</text:p>
      <text:p text:style-name="Preformatted_20_Text"><draw:custom-shape text:anchor-type="paragraph" draw:z-index="6" draw:name="Shape 7" draw:style-name="gr7" draw:text-style-name="P7" svg:width="0.6878in" svg:height="0.4197in" svg:x="1.5299in" svg:y="0.139in"><text:p/><draw:enhanced-geometry svg:viewBox="0 0 21600 21600" draw:type="rectangle" draw:enhanced-path="M 0 0 L 21600 0 21600 21600 0 21600 0 0 Z N"/></draw:custom-shape></text:p>
      <text:p text:style-name="Preformatted_20_Text">[Color1]</text:p>
      <text:p text:style-name="Preformatted_20_Text">Color=204,34,99</text:p>
      <text:p text:style-name="Preformatted_20_Text">#cc2263</text:p>
      <text:p text:style-name="Preformatted_20_Text"><draw:custom-shape text:anchor-type="paragraph" draw:z-index="7" draw:name="Shape 8" draw:style-name="gr8" draw:text-style-name="P8" svg:width="0.6878in" svg:height="0.4197in" svg:x="1.5091in" svg:y="0.1283in"><text:p/><draw:enhanced-geometry svg:viewBox="0 0 21600 21600" draw:type="rectangle" draw:enhanced-path="M 0 0 L 21600 0 21600 21600 0 21600 0 0 Z N"/></draw:custom-shape></text:p>
      <text:p text:style-name="Preformatted_20_Text">[Color1Faint]</text:p>
      <text:p text:style-name="Preformatted_20_Text">Color=135,23,66</text:p>
      <text:p text:style-name="Preformatted_20_Text">#871742</text:p>
      <text:p text:style-name="Preformatted_20_Text"/>
      <text:p text:style-name="Preformatted_20_Text"><draw:custom-shape text:anchor-type="paragraph" draw:z-index="8" draw:name="Shape 9" draw:style-name="gr9" draw:text-style-name="P9" svg:width="0.6878in" svg:height="0.4197in" svg:x="1.5091in" svg:y="0.002in"><text:p/><draw:enhanced-geometry svg:viewBox="0 0 21600 21600" draw:type="rectangle" draw:enhanced-path="M 0 0 L 21600 0 21600 21600 0 21600 0 0 Z N"/></draw:custom-shape>[Color1Intense]</text:p>
      <text:p text:style-name="Preformatted_20_Text">Color=226,38,110</text:p>
      <text:p text:style-name="Preformatted_20_Text">#e2266e</text:p>
      <text:p text:style-name="Preformatted_20_Text"><draw:custom-shape text:anchor-type="paragraph" draw:z-index="9" draw:name="Shape 10" draw:style-name="gr10" draw:text-style-name="P10" svg:width="0.6878in" svg:height="0.4197in" svg:x="1.5091in" svg:y="0.1181in"><text:p/><draw:enhanced-geometry svg:viewBox="0 0 21600 21600" draw:type="rectangle" draw:enhanced-path="M 0 0 L 21600 0 21600 21600 0 21600 0 0 Z N"/></draw:custom-shape></text:p>
      <text:p text:style-name="Preformatted_20_Text">[Color2]</text:p>
      <text:p text:style-name="Preformatted_20_Text">Color=64,218,118</text:p>
      <text:p text:style-name="Preformatted_20_Text">#40da76</text:p>
      <text:p text:style-name="Preformatted_20_Text"/>
      <text:p text:style-name="Preformatted_20_Text"><draw:custom-shape text:anchor-type="paragraph" draw:z-index="10" draw:name="Shape 11" draw:style-name="gr11" draw:text-style-name="P11" svg:width="0.6878in" svg:height="0.4197in" svg:x="1.4984in" svg:y="0.0126in"><text:p/><draw:enhanced-geometry svg:viewBox="0 0 21600 21600" draw:type="rectangle" draw:enhanced-path="M 0 0 L 21600 0 21600 21600 0 21600 0 0 Z N"/></draw:custom-shape>[Color2Faint]</text:p>
      <text:p text:style-name="Preformatted_20_Text">Color=42,144,78</text:p>
      <text:p text:style-name="Preformatted_20_Text">#2a904e</text:p>
      <text:p text:style-name="Preformatted_20_Text"/>
      <text:p text:style-name="Preformatted_20_Text"><draw:custom-shape text:anchor-type="paragraph" draw:z-index="11" draw:name="Shape 12" draw:style-name="gr12" draw:text-style-name="P12" svg:width="0.6878in" svg:height="0.4197in" svg:x="1.5299in" svg:y="0.0126in"><text:p/><draw:enhanced-geometry svg:viewBox="0 0 21600 21600" draw:type="rectangle" draw:enhanced-path="M 0 0 L 21600 0 21600 21600 0 21600 0 0 Z N"/></draw:custom-shape>[Color2Intense]</text:p>
      <text:p text:style-name="Preformatted_20_Text">Color=75,255,138</text:p>
      <text:p text:style-name="Preformatted_20_Text">#4bff8a</text:p>
      <text:p text:style-name="Preformatted_20_Text"><draw:custom-shape text:anchor-type="paragraph" draw:z-index="12" draw:name="Shape 13" draw:style-name="gr13" draw:text-style-name="P13" svg:width="0.6878in" svg:height="0.4197in" svg:x="1.4984in" svg:y="0.139in"><text:p/><draw:enhanced-geometry svg:viewBox="0 0 21600 21600" draw:type="rectangle" draw:enhanced-path="M 0 0 L 21600 0 21600 21600 0 21600 0 0 Z N"/></draw:custom-shape></text:p>
      <text:p text:style-name="Preformatted_20_Text">[Color3]</text:p>
      <text:p text:style-name="Preformatted_20_Text">Color=218,115,64</text:p>
      <text:p text:style-name="Preformatted_20_Text">#da7340</text:p>
      <text:p text:style-name="Preformatted_20_Text"/>
      <text:p text:style-name="Preformatted_20_Text"><draw:custom-shape text:anchor-type="paragraph" draw:z-index="13" draw:name="Shape 14" draw:style-name="gr14" draw:text-style-name="P14" svg:width="0.6878in" svg:height="0.4197in" svg:x="1.4984in" svg:y="0.0028in"><text:p/><draw:enhanced-geometry svg:viewBox="0 0 21600 21600" draw:type="rectangle" draw:enhanced-path="M 0 0 L 21600 0 21600 21600 0 21600 0 0 Z N"/></draw:custom-shape>[Color3Faint]</text:p>
      <text:p text:style-name="Preformatted_20_Text">Color=180,93,53</text:p>
      <text:p text:style-name="Preformatted_20_Text">#b45d35</text:p>
      <text:p text:style-name="Preformatted_20_Text"/>
      <text:p text:style-name="Preformatted_20_Text"><draw:custom-shape text:anchor-type="paragraph" draw:z-index="14" draw:name="Shape 15" draw:style-name="gr15" draw:text-style-name="P15" svg:width="0.6878in" svg:height="0.4197in" svg:x="1.478in" svg:y="0.1492in"><text:p/><draw:enhanced-geometry svg:viewBox="0 0 21600 21600" draw:type="rectangle" draw:enhanced-path="M 0 0 L 21600 0 21600 21600 0 21600 0 0 Z N"/></draw:custom-shape><text:soft-page-break/></text:p>
      <text:p text:style-name="Preformatted_20_Text">[Color3Intense]</text:p>
      <text:p text:style-name="Preformatted_20_Text">Color=218,192,64</text:p>
      <text:p text:style-name="Preformatted_20_Text">#dac040</text:p>
      <text:p text:style-name="Preformatted_20_Text"><draw:custom-shape text:anchor-type="paragraph" draw:z-index="15" draw:name="Shape 16" draw:style-name="gr16" draw:text-style-name="P16" svg:width="0.6878in" svg:height="0.4197in" svg:x="1.4362in" svg:y="0.0972in"><text:p/><draw:enhanced-geometry svg:viewBox="0 0 21600 21600" draw:type="rectangle" draw:enhanced-path="M 0 0 L 21600 0 21600 21600 0 21600 0 0 Z N"/></draw:custom-shape></text:p>
      <text:p text:style-name="Preformatted_20_Text">[Color4]</text:p>
      <text:p text:style-name="Preformatted_20_Text">Color=32,128,187</text:p>
      <text:p text:style-name="Preformatted_20_Text">#2080bb</text:p>
      <text:p text:style-name="Preformatted_20_Text"><draw:custom-shape text:anchor-type="paragraph" draw:z-index="16" draw:name="Shape 17" draw:style-name="gr17" draw:text-style-name="P17" svg:width="0.6878in" svg:height="0.4197in" svg:x="1.4571in" svg:y="0.1075in"><text:p/><draw:enhanced-geometry svg:viewBox="0 0 21600 21600" draw:type="rectangle" draw:enhanced-path="M 0 0 L 21600 0 21600 21600 0 21600 0 0 Z N"/></draw:custom-shape></text:p>
      <text:p text:style-name="Preformatted_20_Text">[Color4Faint]</text:p>
      <text:p text:style-name="Preformatted_20_Text">Color=0,92,157</text:p>
      <text:p text:style-name="Preformatted_20_Text">#005c9d</text:p>
      <text:p text:style-name="Preformatted_20_Text"/>
      <text:p text:style-name="Preformatted_20_Text"><draw:custom-shape text:anchor-type="paragraph" draw:z-index="17" draw:name="Shape 18" draw:style-name="gr18" draw:text-style-name="P18" svg:width="0.6878in" svg:height="0.4197in" svg:x="1.4465in" svg:y="0.0126in"><text:p/><draw:enhanced-geometry svg:viewBox="0 0 21600 21600" draw:type="rectangle" draw:enhanced-path="M 0 0 L 21600 0 21600 21600 0 21600 0 0 Z N"/></draw:custom-shape>[Color4Intense]</text:p>
      <text:p text:style-name="Preformatted_20_Text">Color=64,165,218</text:p>
      <text:p text:style-name="Preformatted_20_Text">#40a5da</text:p>
      <text:p text:style-name="Preformatted_20_Text"/>
      <text:p text:style-name="Preformatted_20_Text"><draw:custom-shape text:anchor-type="paragraph" draw:z-index="18" draw:name="Shape 19" draw:style-name="gr19" draw:text-style-name="P19" svg:width="0.6878in" svg:height="0.4197in" svg:x="1.4465in" svg:y="0.0228in"><text:p/><draw:enhanced-geometry svg:viewBox="0 0 21600 21600" draw:type="rectangle" draw:enhanced-path="M 0 0 L 21600 0 21600 21600 0 21600 0 0 Z N"/></draw:custom-shape>[Color5]</text:p>
      <text:p text:style-name="Preformatted_20_Text">Color=167,64,218</text:p>
      <text:p text:style-name="Preformatted_20_Text">#a740da</text:p>
      <text:p text:style-name="Preformatted_20_Text"><draw:custom-shape text:anchor-type="paragraph" draw:z-index="19" draw:name="Shape 20" draw:style-name="gr20" draw:text-style-name="P20" svg:width="0.6878in" svg:height="0.4197in" svg:x="1.4362in" svg:y="0.1492in"><text:p/><draw:enhanced-geometry svg:viewBox="0 0 21600 21600" draw:type="rectangle" draw:enhanced-path="M 0 0 L 21600 0 21600 21600 0 21600 0 0 Z N"/></draw:custom-shape></text:p>
      <text:p text:style-name="Preformatted_20_Text">[Color5Faint]</text:p>
      <text:p text:style-name="Preformatted_20_Text">Color=112,43,147</text:p>
      <text:p text:style-name="Preformatted_20_Text">#702b93</text:p>
      <text:p text:style-name="Preformatted_20_Text"/>
      <text:p text:style-name="Preformatted_20_Text"><draw:custom-shape text:anchor-type="paragraph" draw:z-index="20" draw:name="Shape 21" draw:style-name="gr21" draw:text-style-name="P21" svg:width="0.6878in" svg:height="0.4197in" svg:x="1.478in" svg:y="0.0228in"><text:p/><draw:enhanced-geometry svg:viewBox="0 0 21600 21600" draw:type="rectangle" draw:enhanced-path="M 0 0 L 21600 0 21600 21600 0 21600 0 0 Z N"/></draw:custom-shape>[Color5Intense]</text:p>
      <text:p text:style-name="Preformatted_20_Text">Color=193,74,253</text:p>
      <text:p text:style-name="Preformatted_20_Text">#c14afd</text:p>
      <text:p text:style-name="Preformatted_20_Text"><draw:custom-shape text:anchor-type="paragraph" draw:z-index="21" draw:name="Shape 22" draw:style-name="gr22" draw:text-style-name="P22" svg:width="0.6878in" svg:height="0.4197in" svg:x="1.4882in" svg:y="0.1492in"><text:p/><draw:enhanced-geometry svg:viewBox="0 0 21600 21600" draw:type="rectangle" draw:enhanced-path="M 0 0 L 21600 0 21600 21600 0 21600 0 0 Z N"/></draw:custom-shape></text:p>
      <text:p text:style-name="Preformatted_20_Text">[Color6]</text:p>
      <text:p text:style-name="Preformatted_20_Text">Color=97,197,131</text:p>
      <text:p text:style-name="Preformatted_20_Text">#61c583</text:p>
      <text:p text:style-name="Preformatted_20_Text"><draw:custom-shape text:anchor-type="paragraph" draw:z-index="22" draw:name="Shape 23" draw:style-name="gr23" draw:text-style-name="P23" svg:width="0.6878in" svg:height="0.4197in" svg:x="1.478in" svg:y="0.139in"><text:p/><draw:enhanced-geometry svg:viewBox="0 0 21600 21600" draw:type="rectangle" draw:enhanced-path="M 0 0 L 21600 0 21600 21600 0 21600 0 0 Z N"/></draw:custom-shape></text:p>
      <text:p text:style-name="Preformatted_20_Text">[Color6Faint]</text:p>
      <text:p text:style-name="Preformatted_20_Text">Color=56,113,75</text:p>
      <text:p text:style-name="Preformatted_20_Text">#38714b</text:p>
      <text:p text:style-name="Preformatted_20_Text"/>
      <text:p text:style-name="Preformatted_20_Text"><draw:custom-shape text:anchor-type="paragraph" draw:z-index="23" draw:name="Shape 24" draw:style-name="gr24" draw:text-style-name="P24" svg:width="0.6878in" svg:height="0.4197in" svg:x="1.5819in" svg:y="-0.0083in"><text:p/><draw:enhanced-geometry svg:viewBox="0 0 21600 21600" draw:type="rectangle" draw:enhanced-path="M 0 0 L 21600 0 21600 21600 0 21600 0 0 Z N"/></draw:custom-shape>[Color6Intense]</text:p>
      <text:p text:style-name="Preformatted_20_Text">Color=114,230,154</text:p>
      <text:p text:style-name="Preformatted_20_Text">#72e69a</text:p>
      <text:p text:style-name="Preformatted_20_Text"><draw:custom-shape text:anchor-type="paragraph" draw:z-index="24" draw:name="Shape 25" draw:style-name="gr25" draw:text-style-name="P25" svg:width="0.6878in" svg:height="0.4197in" svg:x="1.5402in" svg:y="0.1409in"><text:p/><draw:enhanced-geometry svg:viewBox="0 0 21600 21600" draw:type="rectangle" draw:enhanced-path="M 0 0 L 21600 0 21600 21600 0 21600 0 0 Z N"/></draw:custom-shape></text:p>
      <text:p text:style-name="Preformatted_20_Text">[Color7]</text:p>
      <text:p text:style-name="Preformatted_20_Text">Color=175,179,189</text:p>
      <text:p text:style-name="Preformatted_20_Text">#afb3bd</text:p>
      <text:p text:style-name="Preformatted_20_Text"><draw:custom-shape text:anchor-type="paragraph" draw:z-index="25" draw:name="Shape 26" draw:style-name="gr26" draw:text-style-name="P26" svg:width="0.6878in" svg:height="0.4197in" svg:x="1.478in" svg:y="0.1492in"><text:p/><draw:enhanced-geometry svg:viewBox="0 0 21600 21600" draw:type="rectangle" draw:enhanced-path="M 0 0 L 21600 0 21600 21600 0 21600 0 0 Z N"/></draw:custom-shape></text:p>
      <text:p text:style-name="Preformatted_20_Text">[Color7Faint]</text:p>
      <text:p text:style-name="Preformatted_20_Text">Color=96,97,103</text:p>
      <text:p text:style-name="Preformatted_20_Text">#606167</text:p>
      <text:p text:style-name="Preformatted_20_Text"/>
      <text:p text:style-name="Preformatted_20_Text"><draw:custom-shape text:anchor-type="paragraph" draw:z-index="26" draw:name="Shape 27" draw:style-name="gr27" draw:text-style-name="P27" svg:width="0.6878in" svg:height="0.4197in" svg:x="1.4882in" svg:y="0.002in"><text:p/><draw:enhanced-geometry svg:viewBox="0 0 21600 21600" draw:type="rectangle" draw:enhanced-path="M 0 0 L 21600 0 21600 21600 0 21600 0 0 Z N"/></draw:custom-shape>[Color7Intense]</text:p>
      <text:p text:style-name="Preformatted_20_Text">Color=236,242,255</text:p>
      <text:p text:style-name="Preformatted_20_Text">#ecf2ff</text:p>
      <text:p text:style-name="Preformatted_20_Text"><draw:custom-shape text:anchor-type="paragraph" draw:z-index="27" draw:name="Shape 28" draw:style-name="gr28" draw:text-style-name="P28" svg:width="0.6878in" svg:height="0.4197in" svg:x="1.5091in" svg:y="0.139in"><text:p/><draw:enhanced-geometry svg:viewBox="0 0 21600 21600" draw:type="rectangle" draw:enhanced-path="M 0 0 L 21600 0 21600 21600 0 21600 0 0 Z N"/></draw:custom-shape></text:p>
      <text:p text:style-name="Preformatted_20_Text">[Foreground]</text:p>
      <text:p text:style-name="Preformatted_20_Text">Color=255,255,255</text:p>
      <text:p text:style-name="Preformatted_20_Text">#ffffff</text:p>
      <text:p text:style-name="Preformatted_20_Text"/>
      <text:p text:style-name="Preformatted_20_Text"/>
      <text:p text:style-name="Preformatted_20_Text"/>
      <text:p text:style-name="Preformatted_20_Text"><draw:custom-shape text:anchor-type="paragraph" draw:z-index="28" draw:name="Shape 29" draw:style-name="gr29" draw:text-style-name="P29" svg:width="0.6878in" svg:height="0.4197in" svg:x="1.6756in" svg:y="0.0126in"><text:p/><draw:enhanced-geometry svg:viewBox="0 0 21600 21600" draw:type="rectangle" draw:enhanced-path="M 0 0 L 21600 0 21600 21600 0 21600 0 0 Z N"/></draw:custom-shape><text:soft-page-break/>[ForegroundFaint]</text:p>
      <text:p text:style-name="P30">Color=216,216,216</text:p>
      <text:p text:style-name="P30">#d8d8d8</text:p>
      <text:p text:style-name="Preformatted_20_Text"/>
      <text:p text:style-name="Preformatted_20_Text"><draw:custom-shape text:anchor-type="paragraph" draw:z-index="29" draw:name="Shape 30" draw:style-name="gr18" draw:text-style-name="P18" svg:width="0.6878in" svg:height="0.4197in" svg:x="1.7799in" svg:y="0.0319in"><text:p/><draw:enhanced-geometry svg:viewBox="0 0 21600 21600" draw:type="rectangle" draw:enhanced-path="M 0 0 L 21600 0 21600 21600 0 21600 0 0 Z N"/></draw:custom-shape>[ForegroundIntense]</text:p>
      <text:p text:style-name="Preformatted_20_Text">Color=64,165,218</text:p>
      <text:p text:style-name="Preformatted_20_Text">#40a5da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Droid Sans Fallback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font-name-asian="Droid Sans Fallback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31T15:41:44.609215296</dc:date>
    <meta:editing-duration>PT8M</meta:editing-duration>
    <meta:editing-cycles>1</meta:editing-cycles>
    <meta:generator>LibreOffice/25.2.2.1$Linux_X86_64 LibreOffice_project/520$Build-1</meta:generator>
    <meta:document-statistic meta:table-count="0" meta:image-count="0" meta:object-count="0" meta:page-count="3" meta:paragraph-count="93" meta:word-count="103" meta:character-count="1103" meta:non-whitespace-character-count="1093"/>
  </office:meta>
</office:document-meta>
</file>